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3E800000018B2EA095B.png"/>
  <manifest:file-entry manifest:media-type="image/jpeg" manifest:full-path="Pictures/100000000000000A0000000AAFDD8700.jpg"/>
  <manifest:file-entry manifest:media-type="image/jpeg" manifest:full-path="Pictures/100000000000000A0000000A572383A2.jpg"/>
  <manifest:file-entry manifest:media-type="image/jpeg" manifest:full-path="Pictures/100000000000000F0000000F682085B6.jpg"/>
  <manifest:file-entry manifest:media-type="image/png" manifest:full-path="Pictures/100002000000000F0000000F5B4AA7E2.png"/>
  <manifest:file-entry manifest:media-type="image/png" manifest:full-path="Pictures/100002010000006400000064B236A7BA.png"/>
  <manifest:file-entry manifest:media-type="image/png" manifest:full-path="Pictures/10000201000000640000006476423E58.png"/>
  <manifest:file-entry manifest:media-type="image/jpeg" manifest:full-path="Pictures/100000000000000F0000000F48527A6F.jpg"/>
  <manifest:file-entry manifest:media-type="image/png" manifest:full-path="Pictures/100002010000006400000064BF622D1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entaur" svg:font-family="Centaur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entaur" style:font-name-complex="Centaur"/>
    </style:style>
    <style:style style:name="P2" style:family="paragraph" style:parent-style-name="Standard">
      <style:paragraph-properties fo:text-align="center" style:justify-single-word="false"/>
      <style:text-properties style:font-name="Centaur" style:font-name-complex="Centaur"/>
    </style:style>
    <style:style style:name="P3" style:family="paragraph" style:parent-style-name="Standard">
      <style:paragraph-properties fo:text-align="center" style:justify-single-word="false">
        <style:tab-stops>
          <style:tab-stop style:position="13.335cm"/>
        </style:tab-stops>
      </style:paragraph-properties>
      <style:text-properties style:font-name="Centaur" style:font-name-complex="Centaur"/>
    </style:style>
    <style:style style:name="P4" style:family="paragraph" style:parent-style-name="Standard">
      <style:paragraph-properties fo:text-align="center" style:justify-single-word="false"/>
      <style:text-properties style:font-name="Centaur" fo:font-size="16pt" fo:letter-spacing="0.053cm" fo:font-weight="bold" style:font-size-asian="16pt" style:font-weight-asian="bold" style:font-name-complex="Centaur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Centaur" fo:font-size="10pt" style:font-size-asian="10pt" style:font-name-complex="Centaur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Centaur" fo:font-size="8pt" style:font-size-asian="7pt" style:font-name-complex="Centaur" style:font-size-complex="8pt"/>
    </style:style>
    <style:style style:name="P7" style:family="paragraph" style:parent-style-name="Standard">
      <style:text-properties style:font-name="Centaur" fo:font-style="italic" style:font-style-asian="italic" style:font-name-complex="Centaur"/>
    </style:style>
    <style:style style:name="P8" style:family="paragraph" style:parent-style-name="Standard">
      <style:paragraph-properties>
        <style:tab-stops>
          <style:tab-stop style:position="19.976cm" style:type="right"/>
        </style:tab-stops>
      </style:paragraph-properties>
      <style:text-properties style:font-name="Centaur" fo:font-weight="bold" style:font-weight-asian="bold" style:font-name-complex="Centaur"/>
    </style:style>
    <style:style style:name="P9" style:family="paragraph" style:parent-style-name="Standard">
      <style:paragraph-properties>
        <style:tab-stops>
          <style:tab-stop style:position="19.995cm" style:type="right"/>
        </style:tab-stops>
      </style:paragraph-properties>
      <style:text-properties style:font-name="Centaur" fo:font-size="13pt" fo:font-weight="bold" style:font-size-asian="13pt" style:font-weight-asian="bold" style:font-name-complex="Centaur" style:font-size-complex="13pt"/>
    </style:style>
    <style:style style:name="P10" style:family="paragraph" style:parent-style-name="Standard">
      <style:paragraph-properties>
        <style:tab-stops>
          <style:tab-stop style:position="15.24cm"/>
        </style:tab-stops>
      </style:paragraph-properties>
      <style:text-properties style:font-name="Centaur" fo:font-size="13pt" fo:font-weight="bold" style:font-size-asian="13pt" style:font-weight-asian="bold" style:font-name-complex="Centaur" style:font-size-complex="13pt"/>
    </style:style>
    <style:style style:name="P11" style:family="paragraph" style:parent-style-name="Standard">
      <style:paragraph-properties fo:text-align="start" style:justify-single-word="false">
        <style:tab-stops>
          <style:tab-stop style:position="19.995cm" style:type="right"/>
        </style:tab-stops>
      </style:paragraph-properties>
      <style:text-properties style:font-name="Centaur" fo:font-size="13pt" fo:font-weight="bold" style:font-size-asian="13pt" style:font-weight-asian="bold" style:font-name-complex="Centaur" style:font-size-complex="13pt"/>
    </style:style>
    <style:style style:name="P12" style:family="paragraph" style:parent-style-name="Standard">
      <style:paragraph-properties>
        <style:tab-stops>
          <style:tab-stop style:position="1.058cm"/>
          <style:tab-stop style:position="14.605cm"/>
        </style:tab-stops>
      </style:paragraph-properties>
      <style:text-properties style:font-name="Centaur" fo:font-size="1pt" style:font-size-asian="1pt" style:font-name-complex="Centaur" style:font-size-complex="1pt"/>
    </style:style>
    <style:style style:name="P13" style:family="paragraph" style:parent-style-name="Standard">
      <style:text-properties style:font-name="Centaur" fo:font-size="12pt" style:font-size-asian="10.5pt" style:font-name-complex="Centaur" style:font-size-complex="12pt"/>
    </style:style>
    <style:style style:name="P14" style:family="paragraph" style:parent-style-name="Standard">
      <style:text-properties text:display="none"/>
    </style:style>
    <style:style style:name="P15" style:family="paragraph" style:parent-style-name="Standard">
      <style:paragraph-properties fo:margin-left="0.423cm" fo:margin-right="0cm" fo:text-indent="0cm" style:auto-text-indent="false">
        <style:tab-stops>
          <style:tab-stop style:position="13.335cm"/>
        </style:tab-stops>
      </style:paragraph-properties>
      <style:text-properties style:font-name="Centaur" fo:font-weight="bold" style:font-weight-asian="bold" style:font-name-complex="Centaur"/>
    </style:style>
    <style:style style:name="P16" style:family="paragraph" style:parent-style-name="Standard">
      <style:paragraph-properties fo:margin-left="0.423cm" fo:margin-right="0cm" fo:text-indent="0cm" style:auto-text-indent="false">
        <style:tab-stops>
          <style:tab-stop style:position="1.058cm"/>
          <style:tab-stop style:position="14.605cm"/>
        </style:tab-stops>
      </style:paragraph-properties>
      <style:text-properties style:font-name="Centaur" fo:font-size="12pt" style:font-size-asian="10.5pt" style:font-name-complex="Centaur" style:font-size-complex="12pt"/>
    </style:style>
    <style:style style:name="P17" style:family="paragraph" style:parent-style-name="Standard">
      <style:paragraph-properties fo:margin-left="0.635cm" fo:margin-right="0cm" fo:text-indent="0cm" style:auto-text-indent="false">
        <style:tab-stops>
          <style:tab-stop style:position="1.058cm"/>
        </style:tab-stops>
      </style:paragraph-properties>
      <style:text-properties style:font-name="Centaur" fo:font-size="8pt" style:font-size-asian="8pt" style:font-name-complex="Centaur" style:font-size-complex="8pt"/>
    </style:style>
    <style:style style:name="P18" style:family="paragraph" style:parent-style-name="Standard">
      <style:paragraph-properties fo:margin-left="0.635cm" fo:margin-right="0cm" fo:text-indent="0cm" style:auto-text-indent="false">
        <style:tab-stops>
          <style:tab-stop style:position="1.058cm"/>
        </style:tab-stops>
      </style:paragraph-properties>
      <style:text-properties style:font-name="Centaur" fo:font-size="12pt" style:font-size-asian="10.5pt" style:font-name-complex="Centaur" style:font-size-complex="12pt"/>
    </style:style>
    <style:style style:name="P19" style:family="paragraph" style:parent-style-name="Standard">
      <style:paragraph-properties fo:margin-left="0.423cm" fo:margin-right="0cm" fo:text-indent="-0.423cm" style:auto-text-indent="false">
        <style:tab-stops>
          <style:tab-stop style:position="13.758cm"/>
        </style:tab-stops>
      </style:paragraph-properties>
      <style:text-properties style:font-name="Centaur" fo:font-weight="bold" style:font-weight-asian="bold" style:font-name-complex="Centaur"/>
    </style:style>
    <style:style style:name="P20" style:family="paragraph" style:parent-style-name="Standard">
      <style:paragraph-properties fo:margin-left="0.423cm" fo:margin-right="0cm" fo:text-indent="-0.423cm" style:auto-text-indent="false">
        <style:tab-stops>
          <style:tab-stop style:position="19.001cm" style:type="right"/>
        </style:tab-stops>
      </style:paragraph-properties>
      <style:text-properties style:font-name="Centaur" fo:font-weight="bold" style:font-weight-asian="bold" style:font-name-complex="Centaur"/>
    </style:style>
    <style:style style:name="P21" style:family="paragraph" style:parent-style-name="Standard">
      <style:paragraph-properties fo:margin-left="0.423cm" fo:margin-right="0cm" fo:text-indent="-0.423cm" style:auto-text-indent="false">
        <style:tab-stops>
          <style:tab-stop style:position="19.05cm" style:type="right"/>
        </style:tab-stops>
      </style:paragraph-properties>
      <style:text-properties style:font-name="Centaur" fo:font-weight="bold" style:font-weight-asian="bold" style:font-name-complex="Centaur"/>
    </style:style>
    <style:style style:name="P22" style:family="paragraph" style:parent-style-name="Standard">
      <style:paragraph-properties fo:margin-left="0.423cm" fo:margin-right="0cm" fo:text-indent="-0.423cm" style:auto-text-indent="false">
        <style:tab-stops>
          <style:tab-stop style:position="19.995cm" style:type="right"/>
        </style:tab-stops>
      </style:paragraph-properties>
      <style:text-properties style:font-name="Centaur" fo:font-weight="bold" style:font-weight-asian="bold" style:font-name-complex="Centaur"/>
    </style:style>
    <style:style style:name="P23" style:family="paragraph" style:parent-style-name="Standard">
      <style:paragraph-properties fo:margin-left="0.423cm" fo:margin-right="0cm" fo:text-indent="-0.423cm" style:auto-text-indent="false">
        <style:tab-stops>
          <style:tab-stop style:position="19.001cm" style:type="right"/>
        </style:tab-stops>
      </style:paragraph-properties>
      <style:text-properties style:font-name="Centaur" fo:font-size="13pt" fo:font-weight="bold" style:font-size-asian="13pt" style:font-weight-asian="bold" style:font-name-complex="Centaur" style:font-size-complex="13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Centaur" style:font-name-complex="Centaur"/>
    </style:style>
    <style:style style:name="P25" style:family="paragraph" style:parent-style-name="Standard">
      <style:paragraph-properties fo:margin-left="0.423cm" fo:margin-right="0.019cm" fo:text-indent="-0.423cm" style:auto-text-indent="false">
        <style:tab-stops>
          <style:tab-stop style:position="19.995cm" style:type="right"/>
        </style:tab-stops>
      </style:paragraph-properties>
      <style:text-properties style:font-name="Centaur" style:font-name-complex="Centaur"/>
    </style:style>
    <style:style style:name="P26" style:family="paragraph" style:parent-style-name="Standard" style:master-page-name="Standard">
      <style:paragraph-properties fo:text-align="center" style:justify-single-word="false" style:page-number="auto"/>
      <style:text-properties style:font-name="Centaur" style:font-name-complex="Centaur"/>
    </style:style>
    <style:style style:name="P27" style:family="paragraph" style:parent-style-name="Standard" style:list-style-name="WW8Num10">
      <style:paragraph-properties>
        <style:tab-stops>
          <style:tab-stop style:position="14.605cm"/>
        </style:tab-stops>
      </style:paragraph-properties>
      <style:text-properties style:font-name="Centaur" style:font-name-complex="Centaur"/>
    </style:style>
    <style:style style:name="P28" style:family="paragraph" style:parent-style-name="Standard" style:list-style-name="WW8Num21">
      <style:text-properties style:font-name="Centaur" style:font-name-complex="Centaur"/>
    </style:style>
    <style:style style:name="P29" style:family="paragraph" style:parent-style-name="Standard" style:list-style-name="WW8Num6">
      <style:text-properties style:font-name="Centaur" style:font-name-complex="Centaur"/>
    </style:style>
    <style:style style:name="P30" style:family="paragraph" style:parent-style-name="Standard" style:list-style-name="WW8Num36">
      <style:paragraph-properties fo:text-align="center" style:justify-single-word="false">
        <style:tab-stops>
          <style:tab-stop style:position="13.335cm"/>
        </style:tab-stops>
      </style:paragraph-properties>
      <style:text-properties style:font-name="Centaur" fo:font-style="italic" style:font-style-asian="italic" style:font-name-complex="Centaur"/>
    </style:style>
    <style:style style:name="P31" style:family="paragraph" style:parent-style-name="Standard" style:list-style-name="WW8Num36">
      <style:paragraph-properties fo:margin-left="0cm" fo:margin-right="0cm" fo:text-indent="0cm" style:auto-text-indent="false" fo:padding-left="0cm" fo:padding-right="0cm" fo:padding-top="0.035cm" fo:padding-bottom="0.035cm" fo:border-left="none" fo:border-right="none" fo:border-top="1.5pt solid #808080" fo:border-bottom="0.74pt solid #808080">
        <style:tab-stops>
          <style:tab-stop style:position="0.635cm"/>
        </style:tab-stops>
      </style:paragraph-properties>
      <style:text-properties style:font-name="Centaur" fo:font-size="15pt" fo:letter-spacing="0.053cm" fo:font-weight="bold" style:font-size-asian="15pt" style:font-weight-asian="bold" style:font-name-complex="Tahoma" style:font-size-complex="15pt"/>
    </style:style>
    <style:style style:name="P32" style:family="paragraph" style:parent-style-name="Standard" style:list-style-name="WW8Num36">
      <style:paragraph-properties fo:margin-left="0cm" fo:margin-right="0cm" fo:text-indent="0cm" style:auto-text-indent="false" fo:padding-left="0cm" fo:padding-right="0cm" fo:padding-top="0.035cm" fo:padding-bottom="0.035cm" fo:border-left="none" fo:border-right="none" fo:border-top="1.5pt solid #808080" fo:border-bottom="0.74pt solid #808080">
        <style:tab-stops>
          <style:tab-stop style:position="0.635cm"/>
        </style:tab-stops>
      </style:paragraph-properties>
      <style:text-properties style:font-name="Centaur" fo:letter-spacing="0.053cm" fo:font-weight="bold" style:font-weight-asian="bold"/>
    </style:style>
    <style:style style:name="P33" style:family="paragraph" style:parent-style-name="Standard" style:list-style-name="WW8Num36">
      <style:paragraph-properties fo:margin-left="0cm" fo:margin-right="0cm" fo:text-indent="0cm" style:auto-text-indent="false">
        <style:tab-stops>
          <style:tab-stop style:position="1.058cm"/>
          <style:tab-stop style:position="14.605cm"/>
        </style:tab-stops>
      </style:paragraph-properties>
      <style:text-properties style:font-name="Centaur" fo:font-style="italic" style:font-style-asian="italic" style:font-name-complex="Centaur" style:font-style-complex="italic"/>
    </style:style>
    <style:style style:name="P34" style:family="paragraph" style:parent-style-name="Standard" style:list-style-name="WW8Num36">
      <style:paragraph-properties fo:margin-left="0.423cm" fo:margin-right="0cm" fo:text-indent="0cm" style:auto-text-indent="false">
        <style:tab-stops>
          <style:tab-stop style:position="1.058cm"/>
          <style:tab-stop style:position="14.605cm"/>
        </style:tab-stops>
      </style:paragraph-properties>
      <style:text-properties style:font-name="Centaur" fo:font-size="12pt" style:font-size-asian="10.5pt" style:font-name-complex="Centaur" style:font-size-complex="12pt"/>
    </style:style>
    <style:style style:name="P35" style:family="paragraph" style:parent-style-name="Standard" style:list-style-name="WW8Num36">
      <style:paragraph-properties fo:margin-left="0.423cm" fo:margin-right="0cm" fo:text-indent="0cm" style:auto-text-indent="false">
        <style:tab-stops>
          <style:tab-stop style:position="1.058cm"/>
          <style:tab-stop style:position="14.605cm"/>
        </style:tab-stops>
      </style:paragraph-properties>
      <style:text-properties style:font-name="Centaur" style:font-name-complex="Centaur"/>
    </style:style>
    <style:style style:name="P36" style:family="paragraph" style:parent-style-name="Standard" style:list-style-name="WW8Num36">
      <style:paragraph-properties fo:margin-left="0.423cm" fo:margin-right="0cm" fo:text-indent="0cm" style:auto-text-indent="false">
        <style:tab-stops>
          <style:tab-stop style:position="1.058cm"/>
          <style:tab-stop style:position="19.995cm" style:type="right"/>
        </style:tab-stops>
      </style:paragraph-properties>
      <style:text-properties style:font-name="Centaur" style:font-name-complex="Centaur"/>
    </style:style>
    <style:style style:name="P37" style:family="paragraph" style:parent-style-name="Standard" style:list-style-name="WW8Num36">
      <style:paragraph-properties fo:margin-left="1.09cm" fo:margin-right="0cm" fo:text-indent="0cm" style:auto-text-indent="false">
        <style:tab-stops>
          <style:tab-stop style:position="1.697cm"/>
          <style:tab-stop style:position="14.605cm"/>
        </style:tab-stops>
      </style:paragraph-properties>
      <style:text-properties style:font-name="Centaur" style:font-name-complex="Centaur"/>
    </style:style>
    <style:style style:name="P38" style:family="paragraph" style:parent-style-name="Standard" style:list-style-name="WW8Num36">
      <style:paragraph-properties fo:margin-left="0.019cm" fo:margin-right="0cm" fo:text-align="start" style:justify-single-word="false" fo:text-indent="0cm" style:auto-text-indent="false">
        <style:tab-stops>
          <style:tab-stop style:position="13.335cm"/>
        </style:tab-stops>
      </style:paragraph-properties>
      <style:text-properties style:font-name="Centaur" fo:font-size="13pt" fo:font-weight="bold" style:font-size-asian="13pt" style:font-weight-asian="bold" style:font-name-complex="Centaur" style:font-size-complex="13pt" style:font-weight-complex="normal"/>
    </style:style>
    <style:style style:name="P39" style:family="paragraph" style:parent-style-name="Standard" style:list-style-name="WW8Num36">
      <style:paragraph-properties fo:margin-left="1.058cm" fo:margin-right="0cm" fo:text-indent="-0.635cm" style:auto-text-indent="false">
        <style:tab-stops>
          <style:tab-stop style:position="1.058cm"/>
          <style:tab-stop style:position="14.605cm"/>
        </style:tab-stops>
      </style:paragraph-properties>
      <style:text-properties style:font-name="Centaur" style:font-name-complex="Centaur"/>
    </style:style>
    <style:style style:name="P40" style:family="paragraph" style:parent-style-name="Standard" style:list-style-name="WW8Num36">
      <style:paragraph-properties fo:margin-left="1.058cm" fo:margin-right="0cm" fo:text-indent="-0.635cm" style:auto-text-indent="false">
        <style:tab-stops>
          <style:tab-stop style:position="1.058cm"/>
          <style:tab-stop style:position="14.605cm"/>
        </style:tab-stops>
      </style:paragraph-properties>
      <style:text-properties style:font-name="Centaur" fo:font-size="12pt" style:font-size-asian="10.5pt" style:font-name-complex="Centaur" style:font-size-complex="12pt"/>
    </style:style>
    <style:style style:name="T1" style:family="text">
      <style:text-properties fo:color="#000000" style:text-underline-style="none"/>
    </style:style>
    <style:style style:name="T2" style:family="text">
      <style:text-properties fo:color="#000000" fo:font-size="10pt" style:text-underline-style="none" style:font-size-asian="10pt" style:font-size-complex="10pt"/>
    </style:style>
    <style:style style:name="T3" style:family="text">
      <style:text-properties fo:letter-spacing="0.053cm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fo:font-weight="bold" style:font-size-asian="13pt" style:font-weight-asian="bold" style:font-size-complex="13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text-position="super 58%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5pt" style:font-size-asian="15pt" style:font-name-complex="Tahoma" style:font-size-complex="15pt"/>
    </style:style>
    <style:style style:name="T11" style:family="text">
      <style:text-properties fo:font-size="14pt" style:font-size-asian="14pt" style:font-name-complex="Tahoma" style:font-size-complex="14pt"/>
    </style:style>
    <style:style style:name="T12" style:family="text">
      <style:text-properties style:font-name="Centaur" style:font-name-complex="Centaur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3">
          <style:column style:rel-width="3257*" fo:start-indent="0cm" fo:end-indent="0.337cm"/>
          <style:column style:rel-width="3229*" fo:start-indent="0.337cm" fo:end-indent="0.318cm"/>
          <style:column style:rel-width="3150*" fo:start-indent="0.318cm" fo:end-indent="0cm"/>
        </style:columns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6"><draw:frame draw:style-name="fr1" draw:name="graphics9" text:anchor-type="as-char" svg:width="8.467cm" svg:height="0.203cm" draw:z-index="1"><draw:image xlink:href="Pictures/10000201000003E800000018B2EA095B.png" xlink:type="simple" xlink:show="embed" xlink:actuate="onLoad"/></draw:frame></text:p>
        <text:p text:style-name="P4">ANTHONY SELLITTI</text:p>
        <text:p text:style-name="P5">33 Regent Street</text:p>
        <text:p text:style-name="P5">West Preston VIC 3072</text:p>
        <text:p text:style-name="P5">0423 600 123</text:p>
        <text:p text:style-name="P5">asellitt.com</text:p>
        <text:p text:style-name="P5"><text:a xlink:type="simple" xlink:href="mailto:anthony.sellitti@gmail.com"><text:span text:style-name="Internet_20_link"><text:span text:style-name="T1">anthony@asellitt.com</text:span></text:span></text:a></text:p>
        <text:p text:style-name="P2"><draw:frame draw:style-name="fr1" draw:name="graphics22" text:anchor-type="as-char" svg:width="8.467cm" svg:height="0.203cm" draw:z-index="2"><draw:image xlink:href="Pictures/10000201000003E800000018B2EA095B.png" xlink:type="simple" xlink:show="embed" xlink:actuate="onLoad"/></draw:frame><text:span text:style-name="T3"><text:line-break/></text:span></text:p>
        <text:list xml:id="list22149082" text:style-name="WW8Num36">
          <text:list-item>
            <text:p text:style-name="P31">SUMMARY</text:p>
          </text:list-item>
        </text:list>
        <text:p text:style-name="P6"/>
        <text:list xml:id="list22158364" text:continue-numbering="true" text:style-name="WW8Num36">
          <text:list-item>
            <text:list>
              <text:list-item>
                <text:p text:style-name="P34">Professional software engineer with over 7 years experience.</text:p>
              </text:list-item>
              <text:list-item>
                <text:p text:style-name="P34">Completed Computer Science / Computer and Network Engineering Double Degree with Honours at RMIT <text:tab/>University.</text:p>
              </text:list-item>
              <text:list-item>
                <text:p text:style-name="P34">Over 10 years customer service based retail experience.</text:p>
              </text:list-item>
              <text:list-item>
                <text:p text:style-name="P34">Completed VCE with exceptional grades.</text:p>
                <text:p text:style-name="P34"/>
              </text:list-item>
            </text:list>
          </text:list-item>
          <text:list-item>
            <text:p text:style-name="P31">OBJECTIVE</text:p>
          </text:list-item>
        </text:list>
        <text:p text:style-name="P17"/>
        <text:p text:style-name="P1">My objective is to obtain a position in either software development or embedded system design where I can apply my extensive education and the skills I have acquired to ensure that I will excel in either of these domains.</text:p>
        <text:p text:style-name="P18"/>
        <text:list xml:id="list22170286" text:continue-numbering="true" text:style-name="WW8Num36">
          <text:list-item>
            <text:p text:style-name="P31">EDUCATION &amp; CERTIFICATIONS</text:p>
          </text:list-item>
        </text:list>
        <text:p text:style-name="P17"/>
        <text:p text:style-name="P25"><text:span text:style-name="T5">RMIT University</text:span><text:span text:style-name="T8"><text:tab/>Feb 2006 – Dec 2010<text:line-break/>Bachelor of Computer Science / Bachelor of Engineering (Computer and Network Engineering)</text:span></text:p>
        <text:list xml:id="list22176847" text:continue-numbering="true" text:style-name="WW8Num36">
          <text:list-item>
            <text:list>
              <text:list-item>
                <text:p text:style-name="P35">Awarded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37">Bachelor of Computer Science with Distinction.</text:p>
                                          </text:list-item>
                                          <text:list-item>
                                            <text:p text:style-name="P37">Bachelor of Engineering (Computer and Networking Engineering) with Honours 1st class.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5">Achieved GPA of 3.82 (High Distinction average). </text:p>
              </text:list-item>
              <text:list-item>
                <text:p text:style-name="P35">Design projects:</text:p>
              </text:list-item>
            </text:list>
          </text:list-item>
        </text:list>
        <text:list xml:id="list22148748" text:style-name="WW8Num10">
          <text:list-item>
            <text:list>
              <text:list-item>
                <text:list>
                  <text:list-item>
                    <text:p text:style-name="P27">Motion Interpretation Mouse Engine (MIME).</text:p>
                  </text:list-item>
                  <text:list-item>
                    <text:p text:style-name="P27">Context Awareness System (CAS).</text:p>
                  </text:list-item>
                  <text:list-item>
                    <text:p text:style-name="P27">Trakr.</text:p>
                  </text:list-item>
                </text:list>
              </text:list-item>
            </text:list>
          </text:list-item>
        </text:list>
        <text:list xml:id="list22160351" text:continue-list="list22176847" text:style-name="WW8Num36">
          <text:list-item>
            <text:list>
              <text:list-item>
                <text:p text:style-name="P35">Member of The Institution Of Engineers Australia.</text:p>
              </text:list-item>
              <text:list-item>
                <text:p text:style-name="P35">Member of Golden Key International Honour Society (RMIT Chapter).</text:p>
              </text:list-item>
            </text:list>
          </text:list-item>
        </text:list>
        <text:p text:style-name="P7">Melbourne City Campus</text:p>
        <text:p text:style-name="P3"><draw:frame draw:style-name="fr1" draw:name="graphics23" text:anchor-type="as-char" svg:width="8.467cm" svg:height="0.203cm" draw:z-index="3"><draw:image xlink:href="Pictures/10000201000003E800000018B2EA095B.png" xlink:type="simple" xlink:show="embed" xlink:actuate="onLoad"/></draw:frame></text:p>
        <text:p text:style-name="P8"><text:span text:style-name="T4">Reservoir District Secondary College</text:span><text:tab/>Jan 2000 – Nov 2005</text:p>
        <text:p text:style-name="P15">Victorian Certificate of Education</text:p>
        <text:list xml:id="list22153862" text:continue-numbering="true" text:style-name="WW8Num36">
          <text:list-item>
            <text:list>
              <text:list-item>
                <text:p text:style-name="P35">Completed VCE with exceptional grades (93.40 ENTER).</text:p>
              </text:list-item>
              <text:list-item>
                <text:p text:style-name="P35">Undertook a focused education concentrating on mathematics/science streams.</text:p>
              </text:list-item>
              <text:list-item>
                <text:p text:style-name="P35">Selected as the Valedictorian Speaker of Class 2005.</text:p>
              </text:list-item>
              <text:list-item>
                <text:p text:style-name="P35">Participated in the Peer Support program; duties included new student orientation.</text:p>
              </text:list-item>
              <text:list-item>
                <text:p text:style-name="P35">Participated in Peer Mediation program; duties included student conflict resolution.</text:p>
              </text:list-item>
            </text:list>
            <text:p text:style-name="P33">Reservoir</text:p>
            <text:list text:continue-numbering="true">
              <text:list-header>
                <text:p text:style-name="P30"><draw:frame draw:style-name="fr1" draw:name="graphics24" text:anchor-type="as-char" svg:width="8.467cm" svg:height="0.203cm" draw:z-index="4"><draw:image xlink:href="Pictures/10000201000003E800000018B2EA095B.png" xlink:type="simple" xlink:show="embed" xlink:actuate="onLoad"/></draw:frame></text:p>
                <text:p text:style-name="P38">Certifications</text:p>
              </text:list-header>
              <text:list-item>
                <text:p text:style-name="P36"><text:span text:style-name="T13">Certified Splunk Deployment Architect<text:tab/></text:span><text:span text:style-name="T9">Nov 2011</text:span></text:p>
              </text:list-item>
              <text:list-item>
                <text:p text:style-name="P36"><text:span text:style-name="T13">Certified Splunk Developer<text:tab/></text:span><text:span text:style-name="T9">May 2011</text:span></text:p>
              </text:list-item>
            </text:list>
          </text:list-item>
        </text:list>
        <text:p text:style-name="P24"><draw:frame draw:style-name="fr1" draw:name="graphics4" text:anchor-type="as-char" svg:width="8.467cm" svg:height="0.203cm" draw:z-index="0"><draw:image xlink:href="Pictures/10000201000003E800000018B2EA095B.png" xlink:type="simple" xlink:show="embed" xlink:actuate="onLoad"/></draw:frame></text:p>
        <text:p text:style-name="P4">ANTHONY SELLITTI</text:p>
        <text:p text:style-name="P5"><text:span text:style-name="Internet_20_link"><text:span text:style-name="T2">asellitt.com</text:span></text:span></text:p>
        <text:p text:style-name="P2"><text:a xlink:type="simple" xlink:href="mailto:anthony.sellitti@gmail.com"><text:span text:style-name="Internet_20_link"><text:span text:style-name="T2">anthony@asellitt.com</text:span></text:span></text:a></text:p>
        <text:p text:style-name="P2"><draw:frame draw:style-name="fr1" draw:name="graphics5" text:anchor-type="as-char" svg:width="8.467cm" svg:height="0.203cm" draw:z-index="5"><draw:image xlink:href="Pictures/10000201000003E800000018B2EA095B.png" xlink:type="simple" xlink:show="embed" xlink:actuate="onLoad"/></draw:frame></text:p>
        <text:p text:style-name="P18"/>
        <text:list xml:id="list22169216" text:continue-numbering="true" text:style-name="WW8Num36">
          <text:list-item>
            <text:p text:style-name="P31">EMPLOYMENT</text:p>
          </text:list-item>
        </text:list>
        <text:p text:style-name="P17"/>
        <text:p text:style-name="P9">Unico<text:tab/>Feb 2012 – Present</text:p>
        <text:p text:style-name="P20"><text:tab/>Design Engineer</text:p>
        <text:list xml:id="list22176515" text:continue-numbering="true" text:style-name="WW8Num36">
          <text:list-item>
            <text:list>
              <text:list-item>
                <text:p text:style-name="P39">Enterprise Java development involving EJB, Spring, Web Services, application servers and various other Java-centric technologies.</text:p>
              </text:list-item>
              <text:list-item>
                <text:p text:style-name="P39">Web application development involving JSF, jQuery, Sencha and various other web-centric technologies.</text:p>
              </text:list-item>
              <text:list-item>
                <text:p text:style-name="P39">Splunk dashboard development requiring a detailed understanding of the clients business requirements.</text:p>
              </text:list-item>
            </text:list>
          </text:list-item>
        </text:list>
        <text:p text:style-name="P7">Melbourne</text:p>
        <text:p text:style-name="P2"><draw:frame draw:style-name="fr1" draw:name="graphics6" text:anchor-type="as-char" svg:width="8.467cm" svg:height="0.203cm" draw:z-index="6"><draw:image xlink:href="Pictures/10000201000003E800000018B2EA095B.png" xlink:type="simple" xlink:show="embed" xlink:actuate="onLoad"/></draw:frame></text:p>
        <text:p text:style-name="P9">HACD Design<text:tab/>Nov 2005 – Present</text:p>
        <text:p text:style-name="P21"><text:tab/>Director</text:p>
        <text:list xml:id="list22182806" text:continue-numbering="true" text:style-name="WW8Num36">
          <text:list-item>
            <text:list>
              <text:list-item>
                <text:p text:style-name="P35">Own business.</text:p>
              </text:list-item>
              <text:list-item>
                <text:p text:style-name="P39">Focuses include: web application development, mobile application development, embedded software development, game development, general software development, research and development and computer assembly.</text:p>
              </text:list-item>
              <text:list-item>
                <text:p text:style-name="P35">Developed websites include: </text:p>
              </text:list-item>
            </text:list>
          </text:list-item>
        </text:list>
        <text:list xml:id="list22147829" text:style-name="WW8Num21">
          <text:list-item>
            <text:list>
              <text:list-item>
                <text:list>
                  <text:list-item>
                    <text:p text:style-name="P28">Realimage Photography – http://www.realimage.com.au</text:p>
                  </text:list-item>
                  <text:list-item>
                    <text:p text:style-name="P28">House Sense – http://www.housesense.com.au</text:p>
                  </text:list-item>
                </text:list>
              </text:list-item>
            </text:list>
          </text:list-item>
        </text:list>
        <text:p text:style-name="P7">West Preston</text:p>
        <text:p text:style-name="P2"><draw:frame draw:style-name="fr1" draw:name="graphics7" text:anchor-type="as-char" svg:width="8.467cm" svg:height="0.203cm" draw:z-index="7"><draw:image xlink:href="Pictures/10000201000003E800000018B2EA095B.png" xlink:type="simple" xlink:show="embed" xlink:actuate="onLoad"/></draw:frame></text:p>
        <text:p text:style-name="P9">Bunnings Warehouse<text:tab/>Sept 2002 – Present</text:p>
        <text:p text:style-name="P23"><text:tab/>Sales Assistant</text:p>
        <text:list xml:id="list22186299" text:continue-list="list22182806" text:style-name="WW8Num36">
          <text:list-item>
            <text:list>
              <text:list-item>
                <text:p text:style-name="P35">Duties include customer service.</text:p>
              </text:list-item>
              <text:list-item>
                <text:p text:style-name="P35">Received 5 customer service excellence awards (first of which was within 3<text:span text:style-name="T7">rd</text:span> week of employment).</text:p>
              </text:list-item>
              <text:list-item>
                <text:p text:style-name="P35">Actively participated in the training of several team members.</text:p>
              </text:list-item>
              <text:list-item>
                <text:p text:style-name="P35">Acquired a detailed product knowledge (spanning several departments).</text:p>
              </text:list-item>
            </text:list>
          </text:list-item>
        </text:list>
        <text:p text:style-name="P7">Northland</text:p>
        <text:p text:style-name="P2"><draw:frame draw:style-name="fr1" draw:name="graphics8" text:anchor-type="as-char" svg:width="8.467cm" svg:height="0.203cm" draw:z-index="8"><draw:image xlink:href="Pictures/10000201000003E800000018B2EA095B.png" xlink:type="simple" xlink:show="embed" xlink:actuate="onLoad"/></draw:frame></text:p>
        <text:p text:style-name="P9">Unico<text:tab/>Feb 2011 – Feb 2012</text:p>
        <text:p text:style-name="P20"><text:tab/>Graduate</text:p>
        <text:list xml:id="list22164782" text:continue-numbering="true" text:style-name="WW8Num36">
          <text:list-item>
            <text:list>
              <text:list-item>
                <text:p text:style-name="P39">Participated in Unico's 2011 Graduate program.</text:p>
              </text:list-item>
              <text:list-item>
                <text:p text:style-name="P39">Rotations included: Enterprise Java development, Splunk dashboard development, Samsung Internet@TV widget development, International Roaming testing and documentation writing.</text:p>
              </text:list-item>
            </text:list>
          </text:list-item>
        </text:list>
        <text:p text:style-name="P7">Melbourne</text:p>
        <text:p text:style-name="P2"><draw:frame draw:style-name="fr1" draw:name="graphics20" text:anchor-type="as-char" svg:width="8.467cm" svg:height="0.203cm" draw:z-index="9"><draw:image xlink:href="Pictures/10000201000003E800000018B2EA095B.png" xlink:type="simple" xlink:show="embed" xlink:actuate="onLoad"/></draw:frame></text:p>
        <text:p text:style-name="P11">RMIT University<text:tab/>Feb 2007 – Nov 2010</text:p>
        <text:p text:style-name="P19"><text:tab/>Sessional Tutor</text:p>
        <text:list xml:id="list22176222" text:continue-numbering="true" text:style-name="WW8Num36">
          <text:list-item>
            <text:list>
              <text:list-item>
                <text:p text:style-name="P39">Casual employment for the School of Computer Science and Information Technology and the School of Electrical and Computer Engineering.</text:p>
              </text:list-item>
              <text:list-item>
                <text:p text:style-name="P39">Duties included laboratory tutoring, assignment and exam marking for the first year Java Programming course, and help sessions and tutoring for the first year Embedded Systems Design course.</text:p>
              </text:list-item>
            </text:list>
          </text:list-item>
        </text:list>
        <text:p text:style-name="P7">Melbourne City Campus</text:p>
        <text:p text:style-name="P2"><draw:frame draw:style-name="fr1" draw:name="graphics19" text:anchor-type="as-char" svg:width="8.467cm" svg:height="0.203cm" draw:z-index="10"><draw:image xlink:href="Pictures/10000201000003E800000018B2EA095B.png" xlink:type="simple" xlink:show="embed" xlink:actuate="onLoad"/></draw:frame></text:p>
        <text:p text:style-name="P9">Computer Manufacturing &amp; Integration<text:tab/>June 2003</text:p>
        <text:p text:style-name="P22"><text:tab/>Various Duties</text:p>
        <text:list xml:id="list22183075" text:continue-numbering="true" text:style-name="WW8Num36">
          <text:list-item>
            <text:list>
              <text:list-item>
                <text:p text:style-name="P35">Employed as part of a 2 week work experience scheme for Year 10 students.</text:p>
              </text:list-item>
              <text:list-item>
                <text:p text:style-name="P35">Duties included assembly of desktop personal computers, software installations and diagnostic work.</text:p>
              </text:list-item>
            </text:list>
          </text:list-item>
        </text:list>
        <text:p text:style-name="P7">Bundoora</text:p>
        <text:p text:style-name="P2"><draw:frame draw:style-name="fr1" draw:name="graphics10" text:anchor-type="as-char" svg:width="8.467cm" svg:height="0.203cm" draw:z-index="11"><draw:image xlink:href="Pictures/10000201000003E800000018B2EA095B.png" xlink:type="simple" xlink:show="embed" xlink:actuate="onLoad"/></draw:frame></text:p>
        <text:p text:style-name="P10">Volunteer Employment</text:p>
        <text:list xml:id="list22180495" text:continue-numbering="true" text:style-name="WW8Num36">
          <text:list-item>
            <text:list>
              <text:list-item>
                <text:p text:style-name="P36">RMIT Open Day<text:span text:style-name="T8"> <text:tab/>Aug 2009</text:span></text:p>
              </text:list-item>
              <text:list-item>
                <text:p text:style-name="P36">RMIT LEAD Program (Mentors Assisting Programming Students)<text:span text:style-name="T8"> <text:tab/>Mar 2007 – June 2007</text:span></text:p>
              </text:list-item>
            </text:list>
          </text:list-item>
        </text:list>
        <text:p text:style-name="P24"><draw:frame draw:style-name="fr1" draw:name="graphics11" text:anchor-type="as-char" svg:width="8.467cm" svg:height="0.203cm" draw:z-index="12"><draw:image xlink:href="Pictures/10000201000003E800000018B2EA095B.png" xlink:type="simple" xlink:show="embed" xlink:actuate="onLoad"/></draw:frame></text:p>
        <text:p text:style-name="P4">ANTHONY SELLITTI</text:p>
        <text:p text:style-name="P5"><text:span text:style-name="Internet_20_link"><text:span text:style-name="T2">asellitt.com</text:span></text:span></text:p>
        <text:p text:style-name="P2"><text:a xlink:type="simple" xlink:href="mailto:anthony.sellitti@gmail.com"><text:span text:style-name="Internet_20_link"><text:span text:style-name="T2">anthony@asellitt.com</text:span></text:span></text:a></text:p>
        <text:p text:style-name="P2"><draw:frame draw:style-name="fr1" draw:name="graphics12" text:anchor-type="as-char" svg:width="8.467cm" svg:height="0.203cm" draw:z-index="13"><draw:image xlink:href="Pictures/10000201000003E800000018B2EA095B.png" xlink:type="simple" xlink:show="embed" xlink:actuate="onLoad"/></draw:frame></text:p>
        <text:p text:style-name="P13"/>
        <text:list xml:id="list22184978" text:continue-numbering="true" text:style-name="WW8Num36">
          <text:list-item>
            <text:p text:style-name="P31">ACHEIVEMENTS</text:p>
          </text:list-item>
        </text:list>
        <text:p text:style-name="P17"/>
        <text:list xml:id="list22176744" text:continue-numbering="true" text:style-name="WW8Num36">
          <text:list-item>
            <text:list>
              <text:list-item>
                <text:p text:style-name="P35">EnGenius Trade Fair 2010 Platinum Prize (Final Year).</text:p>
              </text:list-item>
              <text:list-item>
                <text:p text:style-name="P35">The School of Electrical &amp; Computer Engineering First Year Double Degree Prize. (First Year).</text:p>
              </text:list-item>
              <text:list-item>
                <text:p text:style-name="P35">Learning Area Award for Science (Year 12).</text:p>
              </text:list-item>
              <text:list-item>
                <text:p text:style-name="P39">Certificate of Excellence in Chemistry, English, Mathematical Methods, Psychology Information Systems and Literature (Year 12).</text:p>
              </text:list-item>
              <text:list-item>
                <text:p text:style-name="P39">Meritorious Academic Achievement Award (Year 12 and Year 11).</text:p>
              </text:list-item>
              <text:list-item>
                <text:p text:style-name="P39">Distinction in the Australian Mathematics Competition (Year 11).</text:p>
              </text:list-item>
              <text:list-item>
                <text:p text:style-name="P40">Outstanding Customer Service Award (Mar 2008 / Feb 2008 / Jul 2007 / Mar 2007 / Oct 2002).</text:p>
              </text:list-item>
            </text:list>
          </text:list-item>
        </text:list>
        <text:p text:style-name="P16"/>
        <text:list xml:id="list22183098" text:continue-numbering="true" text:style-name="WW8Num36">
          <text:list-item>
            <text:p text:style-name="P31">SKILLS</text:p>
          </text:list-item>
        </text:list>
        <text:p text:style-name="P17"/>
        <text:list xml:id="list22178038" text:continue-numbering="true" text:style-name="WW8Num36">
          <text:list-item>
            <text:list>
              <text:list-item>
                <text:p text:style-name="P35">Competent with the following technologies:</text:p>
              </text:list-item>
            </text:list>
          </text:list-item>
        </text:list>
        <text:list xml:id="list22160670" text:style-name="WW8Num6">
          <text:list-item>
            <text:list>
              <text:list-item>
                <text:list>
                  <text:list-item>
                    <text:p text:style-name="P29">Architecture: UML / SDLC.</text:p>
                  </text:list-item>
                  <text:list-item>
                    <text:p text:style-name="P29">Methodologies: Waterfall / Agile.</text:p>
                  </text:list-item>
                  <text:list-item>
                    <text:p text:style-name="P29">Programming: Assembly / C / C++ / Java / .NET / OpenGL.</text:p>
                  </text:list-item>
                  <text:list-item>
                    <text:p text:style-name="P29">Scripting: PHP / PEAR / Python / Splunk / BASH / CSH / MATLAB.</text:p>
                  </text:list-item>
                  <text:list-item>
                    <text:p text:style-name="P29">Database: SQL / MySql / OracleDB.</text:p>
                  </text:list-item>
                  <text:list-item>
                    <text:p text:style-name="P29">Web: HTML5 / CSS / JavaScript / AJAX / jQuery / Sencha / JSON / AJAX / JSP / JSF / JMS / SOAP / REST / Web Services / WSDL / Apache 2 / Lighttpd / Tomcat / Axis 2 / Glassfish / Weblogic.</text:p>
                  </text:list-item>
                  <text:list-item>
                    <text:p text:style-name="P29">Mobile: Android.</text:p>
                  </text:list-item>
                  <text:list-item>
                    <text:p text:style-name="P29">Frameworks: Spring / JSF / Zend.</text:p>
                  </text:list-item>
                  <text:list-item>
                    <text:p text:style-name="P29">Versioning: CVS / SVN / Perforce / Git.</text:p>
                  </text:list-item>
                  <text:list-item>
                    <text:p text:style-name="P29">IDE: Eclipse / Visual Studio / Arduino / VIM / Cosmic C / AVR Studio / Deamweaver.</text:p>
                  </text:list-item>
                  <text:list-item>
                    <text:p text:style-name="P29">Circuit Design: Protel / PSPICE / Xilinx / Quartus.</text:p>
                  </text:list-item>
                  <text:list-item>
                    <text:p text:style-name="P29">Applications: GIMP / Photoshop / MATLAB / VMware / VirtualBox.</text:p>
                  </text:list-item>
                  <text:list-item>
                    <text:p text:style-name="P29">Operating Systems: Windows (95 / 98 / XP / Vista / 7 / 8 / 8 RT) / *nix (Solaris 10 / Ubuntu / Debian / Fedora / Xandros / PCLinux / DSL / QNX).</text:p>
                  </text:list-item>
                </text:list>
              </text:list-item>
            </text:list>
          </text:list-item>
        </text:list>
        <text:p text:style-name="P18"/>
        <text:list xml:id="list22159642" text:continue-list="list22178038" text:style-name="WW8Num36">
          <text:list-item>
            <text:p text:style-name="P31">INTERESTS</text:p>
          </text:list-item>
        </text:list>
        <text:p text:style-name="P17"/>
        <text:list xml:id="list22175582" text:continue-numbering="true" text:style-name="WW8Num36">
          <text:list-item>
            <text:list>
              <text:list-item>
                <text:p text:style-name="P35">Software development and web design.</text:p>
              </text:list-item>
              <text:list-item>
                <text:p text:style-name="P35">Embedded system design.</text:p>
              </text:list-item>
              <text:list-item>
                <text:p text:style-name="P35">Reading and creative writing.</text:p>
              </text:list-item>
              <text:list-item>
                <text:p text:style-name="P35">Game development and gaming.</text:p>
              </text:list-item>
              <text:list-item>
                <text:p text:style-name="P35">Music and music events.</text:p>
              </text:list-item>
              <text:list-item>
                <text:p text:style-name="P35">Photography and travelling.</text:p>
              </text:list-item>
            </text:list>
          </text:list-item>
        </text:list>
        <text:p text:style-name="P13"/>
        <text:list xml:id="list22157556" text:continue-numbering="true" text:style-name="WW8Num36">
          <text:list-item>
            <text:p text:style-name="P32"><text:span text:style-name="T10">REFERENCES</text:span><text:span text:style-name="T11"> </text:span></text:p>
          </text:list-item>
        </text:list>
        <text:p text:style-name="P12"/>
        <text:p text:style-name="P17"/>
      </text:section>
      <text:section text:style-name="Sect2" text:name="Section2">
        <text:list xml:id="list22173117" text:continue-numbering="true" text:style-name="WW8Num36">
          <text:list-item>
            <text:list>
              <text:list-item>
                <text:p text:style-name="P39">Orlando Pozzebon<text:line-break/>Senior Team Member<text:line-break/>Bunnings Warehouse<text:line-break/>9416 8288</text:p>
                <text:p text:style-name="P39"/>
              </text:list-item>
              <text:list-item>
                <text:p text:style-name="P39">Maria D’Angelo<text:line-break/>Director<text:line-break/>Realimage Photography<text:line-break/>0408 323 894<text:line-break/>maria@realimage.com.au</text:p>
              </text:list-item>
              <text:list-item>
                <text:p text:style-name="P39">Daryl D'Souza<text:line-break/>Senior Lecturer<text:line-break/>RMIT University<text:line-break/>9925 2927<text:line-break/>daryl.dsouza@rmit.edu.au</text:p>
              </text:list-item>
            </text:list>
          </text:list-item>
        </text:list>
      </text:section>
      <text:section text:style-name="Sect3" text:name="Section3">
        <text:p text:style-name="P14"><text:bookmark-start text:name="_PictureBullets"/><draw:frame draw:style-name="fr1" draw:name="graphics13" text:anchor-type="as-char" svg:width="0.847cm" svg:height="0.847cm" draw:z-index="0"><draw:image xlink:href="Pictures/100002010000006400000064B236A7BA.png" xlink:type="simple" xlink:show="embed" xlink:actuate="onLoad"/></draw:frame><text:span text:style-name="T12"><draw:frame draw:style-name="fr1" draw:name="graphics14" text:anchor-type="as-char" svg:width="0.847cm" svg:height="0.847cm" draw:z-index="0"><draw:image xlink:href="Pictures/10000201000000640000006476423E58.png" xlink:type="simple" xlink:show="embed" xlink:actuate="onLoad"/></draw:frame></text:span><text:span text:style-name="T6"><draw:frame draw:style-name="fr1" draw:name="graphics15" text:anchor-type="as-char" svg:width="0.847cm" svg:height="0.847cm" draw:z-index="0"><draw:image xlink:href="Pictures/100002010000006400000064BF622D1F.png" xlink:type="simple" xlink:show="embed" xlink:actuate="onLoad"/></draw:frame></text:span><text:span text:style-name="T6"><draw:frame draw:style-name="fr1" draw:name="graphics16" text:anchor-type="as-char" svg:width="0.397cm" svg:height="0.397cm" draw:z-index="0"><draw:image xlink:href="Pictures/100002000000000F0000000F5B4AA7E2.png" xlink:type="simple" xlink:show="embed" xlink:actuate="onLoad"/></draw:frame></text:span><text:span text:style-name="T6"><draw:frame draw:style-name="fr1" draw:name="graphics17" text:anchor-type="as-char" svg:width="0.529cm" svg:height="0.529cm" draw:z-index="0"><draw:image xlink:href="Pictures/100000000000000F0000000F682085B6.jpg" xlink:type="simple" xlink:show="embed" xlink:actuate="onLoad"/></draw:frame></text:span><text:span text:style-name="T6"><draw:frame draw:style-name="fr1" draw:name="graphics18" text:anchor-type="as-char" svg:width="0.529cm" svg:height="0.529cm" draw:z-index="0"><draw:image xlink:href="Pictures/100000000000000F0000000F48527A6F.jpg" xlink:type="simple" xlink:show="embed" xlink:actuate="onLoad"/></draw:frame></text:span><text:bookmark-end text:name="_PictureBullets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entaur" svg:font-family="Centaur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A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A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fo:font-weight="bold" style:font-size-asian="14pt" style:font-weight-asian="bold" style:font-weight-complex="bold"/>
    </style:style>
    <style:style style:name="Subtitle" style:family="paragraph" style:parent-style-name="Standard" style:next-style-name="Text_20_body" style:class="chapter">
      <style:text-properties fo:font-size="14pt" style:font-size-asian="14pt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fo:color="#000000"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2z2" style:family="text">
      <style:text-properties fo:color="#000000"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2" style:family="text">
      <style:text-properties fo:color="#000000"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6z2" style:family="text">
      <style:text-properties fo:color="#000000"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7z2" style:family="text">
      <style:text-properties fo:color="#000000"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2" style:family="text">
      <style:text-properties fo:color="#000000" style:font-name="Symbol" style:font-name-complex="Symbol"/>
    </style:style>
    <style:style style:name="WW8Num11z0" style:family="text">
      <style:text-properties style:font-name="Times" style:font-name-complex="Times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2" style:family="text">
      <style:text-properties fo:color="#000000"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3z2" style:family="text">
      <style:text-properties fo:color="#000000"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4z2" style:family="text">
      <style:text-properties fo:color="#000000"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2" style:family="text">
      <style:text-properties fo:color="#000000"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style:font-name="Times" style:font-name-complex="Times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8z2" style:family="text">
      <style:text-properties fo:color="#000000"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20z2" style:family="text">
      <style:text-properties fo:color="#000000" style:font-name="Symbol" style:font-name-complex="Symbol"/>
    </style:style>
    <style:style style:name="WW8Num21z0" style:family="text">
      <style:text-properties style:font-name="Symbol" style:font-name-complex="Symbol"/>
    </style:style>
    <style:style style:name="WW8Num21z2" style:family="text">
      <style:text-properties fo:color="#000000" style:font-name="Symbol" style:font-name-complex="Symbol"/>
    </style:style>
    <style:style style:name="WW8Num22z0" style:family="text">
      <style:text-properties style:font-name="Times" style:font-name-complex="Times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2z3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4z0" style:family="text">
      <style:text-properties style:font-name="Symbol" style:font-name-complex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5z0" style:family="text">
      <style:text-properties style:font-name="Symbol" style:font-name-complex="Symbol"/>
    </style:style>
    <style:style style:name="WW8Num25z2" style:family="text">
      <style:text-properties fo:color="#000000" style:font-name="Symbol" style:font-name-complex="Symbol"/>
    </style:style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7z0" style:family="text">
      <style:text-properties style:font-name="Times" style:font-name-complex="Times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7z3" style:family="text">
      <style:text-properties style:font-name="Symbol" style:font-name-complex="Symbol"/>
    </style:style>
    <style:style style:name="WW8Num28z0" style:family="text">
      <style:text-properties style:font-name="Symbol" style:font-name-complex="Symbol"/>
    </style:style>
    <style:style style:name="WW8Num29z0" style:family="text">
      <style:text-properties style:font-name="Symbol" style:font-name-complex="Symbol"/>
    </style:style>
    <style:style style:name="WW8Num30z0" style:family="text">
      <style:text-properties style:font-name="Symbol" style:font-name-complex="Symbol"/>
    </style:style>
    <style:style style:name="WW8Num31z0" style:family="text">
      <style:text-properties style:font-name="Symbol" style:font-name-complex="Symbol"/>
    </style:style>
    <style:style style:name="WW8Num31z2" style:family="text">
      <style:text-properties fo:color="#000000" style:font-name="Symbol" style:font-name-complex="Symbol"/>
    </style:style>
    <style:style style:name="WW8Num32z0" style:family="text">
      <style:text-properties style:font-name="Symbol" style:font-name-complex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3z0" style:family="text">
      <style:text-properties style:font-name="Symbol" style:font-name-complex="Symbol"/>
    </style:style>
    <style:style style:name="WW8Num33z2" style:family="text">
      <style:text-properties fo:color="#000000" style:font-name="Symbol" style:font-name-complex="Symbol"/>
    </style:style>
    <style:style style:name="WW8Num34z0" style:family="text">
      <style:text-properties style:font-name="Symbol" style:font-name-complex="Symbol"/>
    </style:style>
    <style:style style:name="WW8Num35z0" style:family="text">
      <style:text-properties style:font-name="Symbol" style:font-name-complex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6z0" style:family="text">
      <style:text-properties style:font-name="Symbol" style:font-name-complex="Symbol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>
      <style:text-properties style:font-name="Symbol" style:font-name-complex="Symbol"/>
    </style:style>
    <style:style style:name="WW8Num38z2" style:family="text">
      <style:text-properties fo:color="#000000" style:font-name="Symbol" style:font-name-complex="Symbol"/>
    </style:style>
    <style:style style:name="WW8Num39z0" style:family="text">
      <style:text-properties style:font-name="Symbol" style:font-name-complex="Symbol"/>
    </style:style>
    <style:style style:name="WW8Num39z2" style:family="text">
      <style:text-properties fo:color="#000000" style:font-name="Symbol" style:font-name-complex="Symbol"/>
    </style:style>
    <style:style style:name="WW8Num40z0" style:family="text">
      <style:text-properties style:font-name="Symbol" style:font-name-complex="Symbol"/>
    </style:style>
    <style:style style:name="WW8Num41z0" style:family="text">
      <style:text-properties style:font-name="Times" style:font-name-complex="Times"/>
    </style:style>
    <style:style style:name="WW8Num41z1" style:family="text">
      <style:text-properties style:font-name="Courier New" style:font-name-complex="Courier New"/>
    </style:style>
    <style:style style:name="WW8Num41z2" style:family="text">
      <style:text-properties style:font-name="Wingdings" style:font-name-complex="Wingdings"/>
    </style:style>
    <style:style style:name="WW8Num41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_20__28_user_29_" style:display-name="Bullet Symbols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image text:level="3" xlink:href="Pictures/100000000000000A0000000A572383A2.jpg" xlink:type="simple" xlink:show="embed" xlink:actuate="onLoad">
        <style:list-level-properties text:list-level-position-and-space-mode="label-alignment" style:vertical-pos="bottom" style:vertical-rel="baseline" fo:width="0.353cm" fo:height="0.353cm">
          <style:list-level-label-alignment text:label-followed-by="listtab" text:list-tab-stop-position="1.693cm" fo:text-indent="-0.635cm" fo:margin-left="1.693cm"/>
        </style:list-level-properties>
      </text:list-level-style-image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7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74cm" fo:text-indent="-0.635cm" fo:margin-left="7.74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01cm" fo:text-indent="-0.635cm" fo:margin-left="9.01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28cm" fo:text-indent="-0.635cm" fo:margin-left="10.2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55cm" fo:text-indent="-0.635cm" fo:margin-left="11.5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image text:level="3" xlink:href="Pictures/100000000000000A0000000A572383A2.jpg" xlink:type="simple" xlink:show="embed" xlink:actuate="onLoad">
        <style:list-level-properties text:list-level-position-and-space-mode="label-alignment" style:vertical-pos="bottom" style:vertical-rel="baseline" fo:width="0.353cm" fo:height="0.353cm">
          <style:list-level-label-alignment text:label-followed-by="listtab" text:list-tab-stop-position="1.693cm" fo:text-indent="-0.635cm" fo:margin-left="1.693cm"/>
        </style:list-level-properties>
      </text:list-level-style-image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  <style:text-properties style:font-name="Symbol"/>
      </text:list-level-style-bullet>
      <text:list-level-style-bullet text:level="3" text:style-name="WW8Num12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3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  <style:text-properties style:font-name="Symbol"/>
      </text:list-level-style-bullet>
      <text:list-level-style-bullet text:level="3" text:style-name="WW8Num14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5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8z2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9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9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0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image text:level="3" xlink:href="Pictures/100000000000000A0000000A572383A2.jpg" xlink:type="simple" xlink:show="embed" xlink:actuate="onLoad">
        <style:list-level-properties text:list-level-position-and-space-mode="label-alignment" style:vertical-pos="bottom" style:vertical-rel="baseline" fo:width="0.353cm" fo:height="0.353cm">
          <style:list-level-label-alignment text:label-followed-by="listtab" text:list-tab-stop-position="1.693cm" fo:text-indent="-0.635cm" fo:margin-left="1.693cm"/>
        </style:list-level-properties>
      </text:list-level-style-image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image text:level="1" xlink:href="Pictures/100000000000000A0000000A572383A2.jpg" xlink:type="simple" xlink:show="embed" xlink:actuate="onLoad">
        <style:list-level-properties text:list-level-position-and-space-mode="label-alignment" style:vertical-pos="middle" style:vertical-rel="line" fo:width="0.353cm" fo:height="0.353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WW8Num2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5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9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9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1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3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image text:level="1" xlink:href="Pictures/100000000000000A0000000AAFDD8700.jpg" xlink:type="simple" xlink:show="embed" xlink:actuate="onLoad">
        <style:list-level-properties text:list-level-position-and-space-mode="label-alignment" style:vertical-pos="middle" style:vertical-rel="line" fo:width="0.353cm" fo:height="0.35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0000000000A0000000A572383A2.jpg" xlink:type="simple" xlink:show="embed" xlink:actuate="onLoad">
        <style:list-level-properties text:list-level-position-and-space-mode="label-alignment" style:vertical-pos="middle" style:vertical-rel="line" fo:width="0.353cm" fo:height="0.353cm">
          <style:list-level-label-alignment text:label-followed-by="listtab" text:list-tab-stop-position="2.117cm" fo:text-indent="-0.635cm" fo:margin-left="2.117cm"/>
        </style:list-level-properties>
      </text:list-level-style-image>
      <text:list-level-style-bullet text:level="3" text:style-name="WW8Num3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image text:level="9" xlink:href="Pictures/100000000000000A0000000A572383A2.jpg" xlink:type="simple" xlink:show="embed" xlink:actuate="onLoad">
        <style:list-level-properties text:list-level-position-and-space-mode="label-alignment" style:vertical-pos="bottom" style:vertical-rel="baseline" fo:width="0.353cm" fo:height="0.353cm">
          <style:list-level-label-alignment text:label-followed-by="listtab" text:list-tab-stop-position="11.43cm" fo:text-indent="-0.635cm" fo:margin-left="11.43cm"/>
        </style:list-level-properties>
      </text:list-level-style-image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8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9z2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9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9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0z0" style:num-suffix="." text:bullet-char="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  <style:text-properties style:font-name="Symbol"/>
      </text:list-level-style-bullet>
      <text:list-level-style-bullet text:level="3" text:style-name="WW8Num4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THONY SELLITTI</dc:title>
    <meta:initial-creator>Anthony</meta:initial-creator>
    <meta:creation-date>2009-10-13T02:12:00</meta:creation-date>
    <dc:date>2012-09-02T02:03:26.72</dc:date>
    <meta:editing-cycles>39</meta:editing-cycles>
    <meta:editing-duration>PT9H56M11S</meta:editing-duration>
    <meta:generator>LibreOffice/3.5$Windows_x86 LibreOffice_project/7e68ba2-a744ebf-1f241b7-c506db1-7d53735</meta:generator>
    <meta:print-date>2012-08-19T15:31:20.42</meta:print-date>
    <meta:document-statistic meta:table-count="0" meta:image-count="20" meta:object-count="0" meta:page-count="3" meta:paragraph-count="131" meta:word-count="921" meta:character-count="5844" meta:non-whitespace-character-count="5095"/>
    <meta:user-defined meta:name="Info 1"/>
    <meta:user-defined meta:name="Info 2"/>
    <meta:user-defined meta:name="Info 3"/>
    <meta:user-defined meta:name="Info 4"/>
  </office:meta>
</office:document-meta>
</file>